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1.274cm" fo:min-width="4.326cm"/>
    </style:style>
    <style:style style:name="gr2" style:family="graphic" style:parent-style-name="standard">
      <style:graphic-properties draw:textarea-horizontal-align="justify" draw:textarea-vertical-align="middle" draw:auto-grow-height="false" fo:min-height="4.576cm" fo:min-width="6.104cm"/>
    </style:style>
    <style:style style:name="gr3" style:family="graphic" style:parent-style-name="standard">
      <style:graphic-properties draw:textarea-horizontal-align="justify" draw:textarea-vertical-align="middle" draw:auto-grow-height="false" fo:min-height="4.576cm" fo:min-width="7.88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7" style:family="graphic" style:parent-style-name="standard">
      <style:graphic-properties draw:fill="none" draw:textarea-vertical-align="middle" draw:auto-grow-height="false" fo:min-height="15.882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9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.051cm" fo:text-align="center" fo:text-indent="0cm"/>
    </style:style>
    <style:style style:name="P2" style:family="paragraph">
      <loext:graphic-properties draw:fill="none"/>
      <style:paragraph-properties fo:margin-left="0cm" fo:margin-right="0.051cm" fo:text-align="center" fo:text-indent="0cm"/>
      <style:text-properties fo:color="#ffffff"/>
    </style:style>
    <style:style style:name="P3" style:family="paragraph">
      <style:paragraph-properties fo:text-align="center"/>
      <style:text-properties fo:font-size="12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4pt"/>
    </style:style>
    <style:style style:name="P7" style:family="paragraph">
      <loext:graphic-properties draw:fill="none" draw:fill-color="#ffffff"/>
      <style:text-properties fo:font-size="14pt"/>
    </style:style>
    <style:style style:name="P8" style:family="paragraph">
      <loext:graphic-properties draw:fill-color="#ffffff"/>
    </style:style>
    <style:style style:name="T1" style:family="text">
      <style:text-properties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71cm" svg:y="-0.508cm" presentation:class="title" presentation:user-transformed="true">
          <draw:text-box>
            <text:p>My Investment Jarvis</text:p>
          </draw:text-box>
        </draw:frame>
        <draw:custom-shape draw:style-name="gr1" draw:text-style-name="P2" draw:layer="layout" svg:width="4.826cm" svg:height="1.524cm" svg:x="11.43cm" svg:y="2.54cm">
          <text:p text:style-name="P1">Market conditio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04cm" svg:height="4.826cm" svg:x="2.032cm" svg:y="5.08cm">
          <text:p text:style-name="P3"><text:span text:style-name="T1">1. Bonds + Cash % </text:span></text:p>
          <text:p text:style-name="P3"><text:span text:style-name="T1">correspond to age</text:span></text:p>
          <text:p text:style-name="P3"><text:span text:style-name="T1">2. 5% Sg</text:span></text:p>
          <text:p text:style-name="P3"><text:span text:style-name="T1">3. 5% <text:s/>Gold + Silver + Commodities</text:span></text:p>
          <text:p text:style-name="P3"><text:span text:style-name="T1">4. 5% Global REITs</text:span></text:p>
          <text:p text:style-name="P3"><text:span text:style-name="T1">5. (100 – 15 - age)/ 2% Developed</text:span></text:p>
          <text:p text:style-name="P3"><text:span text:style-name="T1">6. (100 – 15 - age</text:span><text:span text:style-name="T1">)/ 2</text:span><text:span text:style-name="T1">% Emerg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8.382cm" svg:height="4.826cm" svg:x="9.398cm" svg:y="5.08cm">
          <text:p text:style-name="P3"><text:span text:style-name="T1">1. Bonds + Cash % </text:span></text:p>
          <text:p text:style-name="P3"><text:span text:style-name="T1">correspond to Age – 50%</text:span></text:p>
          <text:p text:style-name="P3"><text:span text:style-name="T1">2. 5% Sg</text:span></text:p>
          <text:p text:style-name="P3"><text:span text:style-name="T1">3. 5% <text:s/>Gold + Silver + Commodities</text:span></text:p>
          <text:p text:style-name="P3"><text:span text:style-name="T1">4. 5% Global REITs</text:span></text:p>
          <text:p text:style-name="P3"><text:span text:style-name="T1">5. (100 – 15 - age</text:span><text:span text:style-name="T1">)/ 2</text:span><text:span text:style-name="T1">% + 25% Developed</text:span></text:p>
          <text:p text:style-name="P3"><text:span text:style-name="T1">6. (100 – 15- age</text:span><text:span text:style-name="T1">)/ 2</text:span><text:span text:style-name="T1">% + 25%</text:span><text:span text:style-name="T1"> Emerg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8.382cm" svg:height="4.826cm" svg:x="18.288cm" svg:y="5.08cm">
          <text:p text:style-name="P3"><text:span text:style-name="T1">1. Bonds + Cash % </text:span></text:p>
          <text:p text:style-name="P3"><text:span text:style-name="T1">correspond to Age – 100%</text:span></text:p>
          <text:p text:style-name="P3"><text:span text:style-name="T1">2. 5% Sg</text:span></text:p>
          <text:p text:style-name="P3"><text:span text:style-name="T1">3. 5% <text:s/>Gold + Silver + Commodities</text:span></text:p>
          <text:p text:style-name="P3"><text:span text:style-name="T1">4. 5% Global REITs</text:span></text:p>
          <text:p text:style-name="P3"><text:span text:style-name="T1">5. (100 – 15 - age</text:span><text:span text:style-name="T1">)/ 2</text:span><text:span text:style-name="T1">% + 50% Developed</text:span></text:p>
          <text:p text:style-name="P3"><text:span text:style-name="T1">6. (100 – 15- age</text:span><text:span text:style-name="T1">)/ 2</text:span><text:span text:style-name="T1">% + 50%</text:span><text:span text:style-name="T1"> Emerg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11.43cm" svg:y1="3.302cm" svg:x2="5.08cm" svg:y2="3.302cm">
          <text:p/>
        </draw:line>
        <draw:line draw:style-name="gr4" draw:text-style-name="P4" draw:layer="layout" svg:x1="22.63cm" svg:y1="3.302cm" svg:x2="16.28cm" svg:y2="3.302cm">
          <text:p/>
        </draw:line>
        <draw:line draw:style-name="gr4" draw:text-style-name="P4" draw:layer="layout" svg:x1="5.08cm" svg:y1="5.08cm" svg:x2="5.08cm" svg:y2="3.302cm">
          <text:p/>
        </draw:line>
        <draw:line draw:style-name="gr4" draw:text-style-name="P4" draw:layer="layout" svg:x1="22.606cm" svg:y1="5.08cm" svg:x2="22.606cm" svg:y2="3.302cm">
          <text:p/>
        </draw:line>
        <draw:line draw:style-name="gr4" draw:text-style-name="P4" draw:layer="layout" svg:x1="13.78cm" svg:y1="5.08cm" svg:x2="13.78cm" svg:y2="4.064cm">
          <text:p/>
        </draw:line>
        <draw:frame draw:style-name="gr5" draw:text-style-name="P5" draw:layer="layout" svg:width="2.794cm" svg:height="0.962cm" svg:x="5.334cm" svg:y="4.064cm">
          <draw:text-box>
            <text:p>Normal</text:p>
          </draw:text-box>
        </draw:frame>
        <draw:frame draw:style-name="gr6" draw:text-style-name="P7" draw:layer="layout" svg:width="6.604cm" svg:height="1.361cm" svg:x="10.668cm" svg:y="4.271cm">
          <draw:text-box>
            <text:p text:style-name="P6">When SnP 500 hits <text:s/>- 2SD</text:p>
          </draw:text-box>
        </draw:frame>
        <draw:frame draw:style-name="gr6" draw:text-style-name="P7" draw:layer="layout" svg:width="6.604cm" svg:height="1.361cm" svg:x="19.304cm" svg:y="4.264cm">
          <draw:text-box>
            <text:p text:style-name="P6">When SnP 500 hits <text:s/>- 3SD</text:p>
          </draw:text-box>
        </draw:frame>
        <draw:custom-shape draw:style-name="gr2" draw:text-style-name="P3" draw:layer="layout" svg:width="6.604cm" svg:height="4.826cm" svg:x="6.35cm" svg:y="14.224cm">
          <text:p text:style-name="P3"><text:span text:style-name="T1">Developed countries</text:span></text:p>
          <text:p text:style-name="P3"><text:span text:style-name="T1">1. World</text:span></text:p>
          <text:p text:style-name="P3"><text:span text:style-name="T1">2. US</text:span></text:p>
          <text:p text:style-name="P3"><text:span text:style-name="T1">3. European countries</text:span></text:p>
          <text:p text:style-name="P3"><text:span text:style-name="T1">4. Hong Kong</text:span></text:p>
          <text:p text:style-name="P3"><text:span text:style-name="T1">5. South Korea</text:span></text:p>
          <text:p text:style-name="P3"><text:span text:style-name="T1">6. Austral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6.604cm" svg:height="4.826cm" svg:x="15.24cm" svg:y="14.224cm">
          <text:p text:style-name="P3"><text:span text:style-name="T1">Developing countries</text:span></text:p>
          <text:p text:style-name="P3"><text:span text:style-name="T1">1. Latin America</text:span></text:p>
          <text:p text:style-name="P3"><text:span text:style-name="T1">2. China</text:span></text:p>
          <text:p text:style-name="P3"><text:span text:style-name="T1">3. South east asia</text:span></text:p>
          <text:p text:style-name="P3"><text:span text:style-name="T1">4. Afri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443cm" svg:height="17.018cm" draw:transform="rotate (1.5707963267949) translate (6.35cm 11.36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7" draw:layer="layout" svg:width="18.542cm" svg:height="3.806cm" svg:x="6.096cm" svg:y="11.365cm">
          <draw:text-box>
            <text:p text:style-name="P6">Rebalance ONLY once a month </text:p>
            <text:p text:style-name="P6">1. Sell counters with &gt; 1SD</text:p>
            <text:p text:style-name="P6">2. Buy countries with &lt; -1 SD &amp; rank high on % fall from 52 week high list</text:p>
            <text:p text:style-name="P6">3. Each counter other than US, World, China to take less than 5% of portfolio</text:p>
            <text:p text:style-name="P6"/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9T22:47:06.163060107</meta:creation-date>
    <dc:date>2019-09-20T01:14:11.342875875</dc:date>
    <meta:editing-duration>PT36M21S</meta:editing-duration>
    <meta:editing-cycles>6</meta:editing-cycles>
    <meta:generator>LibreOffice/5.1.6.2$Linux_X86_64 LibreOffice_project/10m0$Build-2</meta:generator>
    <meta:document-statistic meta:object-count="40"/>
  </office:meta>
</office:document-meta>
</file>